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loext:contextual-spacing="false" fo:margin-top="0in" fo:margin-bottom="0.111in"/>
    </style:style>
    <style:style style:name="P2" style:family="paragraph" style:parent-style-name="Standard">
      <style:paragraph-properties loext:contextual-spacing="false" fo:margin-top="0in" fo:margin-bottom="0.111in" fo:break-before="page"/>
    </style:style>
    <style:style style:name="P3" style:family="paragraph" style:parent-style-name="Standard" style:master-page-name="Standard">
      <style:paragraph-properties loext:contextual-spacing="false" fo:margin-top="0in" fo:margin-bottom="0.111in" style:page-number="1"/>
    </style:style>
    <style:style style:name="P4" style:family="paragraph" style:parent-style-name="Standard" style:list-style-name="WWNum2">
      <style:paragraph-properties loext:contextual-spacing="true" fo:margin-left="0.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5" style:family="paragraph" style:parent-style-name="Standard" style:list-style-name="WWNum1">
      <style:paragraph-properties loext:contextual-spacing="true" fo:margin-left="0.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6" style:family="paragraph" style:parent-style-name="Standard" style:list-style-name="WWNum2">
      <style:paragraph-properties fo:margin-left="1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7" style:family="paragraph" style:parent-style-name="Standard" style:list-style-name="WWNum1">
      <style:paragraph-properties loext:contextual-spacing="true" fo:margin-left="1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8" style:family="paragraph" style:parent-style-name="Standard" style:list-style-name="WWNum1">
      <style:paragraph-properties loext:contextual-spacing="true" fo:margin-left="1.5in" fo:margin-right="0in" fo:margin-top="0in" fo:margin-bottom="0in" fo:line-height="108%" fo:text-indent="-0.1252in" style:auto-text-indent="false"/>
      <style:text-properties style:font-name="Calibri" fo:font-size="11pt" fo:font-weight="normal" style:font-name-asian="Calibri2" style:font-size-asian="11pt" style:font-weight-asian="normal" style:font-name-complex="Calibri2" style:font-size-complex="11pt"/>
    </style:style>
    <style:style style:name="P9" style:family="paragraph" style:parent-style-name="Standard" style:list-style-name="WWNum1">
      <style:paragraph-properties loext:contextual-spacing="true" fo:margin-left="1.5in" fo:margin-right="0in" fo:margin-top="0in" fo:margin-bottom="0.111in" fo:line-height="108%" fo:text-indent="-0.1252in" style:auto-text-indent="false"/>
      <style:text-properties style:font-name="Calibri" fo:font-size="11pt" fo:font-weight="normal" style:font-name-asian="Calibri2" style:font-size-asian="11pt" style:font-weight-asian="normal" style:font-name-complex="Calibri2" style:font-size-complex="11pt"/>
    </style:style>
    <style:style style:name="P10" style:family="paragraph" style:parent-style-name="Standard" style:list-style-name="WWNum1">
      <style:paragraph-properties loext:contextual-spacing="true" fo:margin-left="2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11" style:family="paragraph" style:parent-style-name="Standard" style:list-style-name="WWNum1">
      <style:paragraph-properties loext:contextual-spacing="true" fo:margin-left="2.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12" style:family="paragraph">
      <style:paragraph-properties fo:margin-left="0in" fo:margin-right="0in" fo:margin-top="0in" fo:margin-bottom="0in" fo:line-height="108%"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left="0in" fo:margin-right="0in" fo:margin-top="0in" fo:margin-bottom="0in" fo:line-height="108%"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style:font-name="Segoe UI" fo:font-size="10pt" fo:letter-spacing="normal" fo:language="en" fo:country="US" fo:font-style="italic" fo:text-shadow="none" style:text-underline-style="none" fo:font-weight="bold"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liverables</text:p>
      <text:list xml:id="list2022858252011377333" text:style-name="WWNum2">
        <text:list-item>
          <text:p text:style-name="P4">A zip file containing:</text:p>
          <text:list>
            <text:list-item>
              <text:p text:style-name="P6">Backup of Microsoft SQL Server 2012 database.</text:p>
            </text:list-item>
            <text:list-item>
              <text:p text:style-name="P6">ASP.NET MVC C# Project. </text:p>
            </text:list-item>
          </text:list>
        </text:list-item>
      </text:list>
      <text:p text:style-name="P1"/>
      <text:p text:style-name="P2"/>
      <text:p text:style-name="P1">ASP.NET MVC C#</text:p>
      <text:p text:style-name="P1">Overview – Create an application to list, create, edit, and delete vehicle records.</text:p>
      <text:list xml:id="list5800111209644037927" text:style-name="WWNum1">
        <text:list-item>
          <text:p text:style-name="P5">Make an MVC application with a Microsoft SQL Server backend that allows us to manage a set of vehicles with the properties listed below.</text:p>
          <text:list>
            <text:list-item>
              <text:p text:style-name="P7"><office:annotation office:name="__Annotation__374_621375973"><dc:creator>Michael Powell</dc:creator><dc:date>2017-02-10T12:10:11.31</dc:date><text:p text:style-name="P12"><text:span text:style-name="T1">First class Domain concern.</text:span></text:p></office:annotation>Vehicle<office:annotation-end office:name="__Annotation__374_621375973"/></text:p>
              <text:list>
                <text:list-item>
                  <text:p text:style-name="P8"><office:annotation office:name="__Annotation__607_621375973"><dc:creator>Michael Powell</dc:creator><dc:date>2017-02-10T23:07:22.33</dc:date><text:p text:style-name="P12"><text:span text:style-name="T3">TODO: TBD: Vehicle itself has a name? Or is that intended from the Make/Model? Also, Name or VIN?</text:span></text:p></office:annotation>Name<office:annotation-end office:name="__Annotation__607_621375973"/></text:p>
                </text:list-item>
                <text:list-item>
                  <text:p text:style-name="P8">Year – Make this a drop down list </text:p>
                  <text:list>
                    <text:list-item>
                      <text:p text:style-name="P10">Get list items from a table</text:p>
                    </text:list-item>
                    <text:list-item>
                      <text:p text:style-name="P10"><office:annotation office:name="__Annotation__521_621375973"><dc:creator>Michael Powell</dc:creator><dc:date>2017-02-10T19:26:55.33</dc:date><text:p text:style-name="P12"><text:span text:style-name="T1">Technically, year is more like ModelYear; not all years are necessarily represented within all Models.</text:span></text:p></office:annotation>Prepopulate the table with a range of years from 1970 - 2016<office:annotation-end office:name="__Annotation__521_621375973"/></text:p>
                    </text:list-item>
                  </text:list>
                </text:list-item>
                <text:list-item>
                  <text:p text:style-name="P8"><office:annotation office:name="__Annotation__372_621375973"><dc:creator>Michael Powell</dc:creator><dc:date>2017-02-10T12:09:52.33</dc:date><text:p text:style-name="P12"><text:span text:style-name="T1">First class Domain concern.</text:span></text:p></office:annotation>Make - Make this a drop down list<office:annotation-end office:name="__Annotation__372_621375973"/></text:p>
                  <text:list>
                    <text:list-item>
                      <text:p text:style-name="P10">Get list items from a table</text:p>
                    </text:list-item>
                    <text:list-item>
                      <text:p text:style-name="P10"><office:annotation office:name="__Annotation__535_621375973"><dc:creator>Michael Powell</dc:creator><dc:date>2017-02-10T20:38:17.34</dc:date><text:p text:style-name="P12"><text:span text:style-name="T1">I am aware of the feature that Entity Framework can prepopulate data. While interesting, it is more interesting that Paint can potentially be hosted by either ModelYear or by Vehicle. Will try to use joining tables for this relationship. May also use a multi-hosting feature that is provided by Nhibernate/Fluent.</text:span></text:p></office:annotation>Prepopulate the table with <office:annotation-end office:name="__Annotation__535_621375973"/></text:p>
                      <text:list>
                        <text:list-item>
                          <text:p text:style-name="P11">Ford</text:p>
                        </text:list-item>
                        <text:list-item>
                          <text:p text:style-name="P11">Chevrolet</text:p>
                        </text:list-item>
                        <text:list-item>
                          <text:p text:style-name="P11">Dodge</text:p>
                        </text:list-item>
                      </text:list>
                    </text:list-item>
                  </text:list>
                </text:list-item>
                <text:list-item>
                  <text:p text:style-name="P8"><office:annotation office:name="__Annotation__373_621375973"><dc:creator>Michael Powell</dc:creator><dc:date>2017-02-10T12:10:02.34</dc:date><text:p text:style-name="P12"><text:span text:style-name="T1">First class Domain concern.</text:span></text:p></office:annotation>Model - Make this a drop down list<office:annotation-end office:name="__Annotation__373_621375973"/></text:p>
                  <text:list>
                    <text:list-item>
                      <text:p text:style-name="P10">Get list items from a table</text:p>
                    </text:list-item>
                    <text:list-item>
                      <text:p text:style-name="P10"><office:annotation office:name="__Annotation__550_621375973"><dc:creator>Michael Powell</dc:creator><dc:date>2017-02-10T20:40:37.34</dc:date><text:p text:style-name="P12"><text:span text:style-name="T1">Children in the database table schema sense of the word; not in the object oriented hierarchical sense of the word.</text:span></text:p></office:annotation>Models are children of Makes<office:annotation-end office:name="__Annotation__550_621375973"/></text:p>
                    </text:list-item>
                    <text:list-item>
                      <text:p text:style-name="P10"><office:annotation office:name="__Annotation__586_621375973"><dc:creator>Michael Powell</dc:creator><dc:date>2017-02-10T23:06:48.34</dc:date><text:p text:style-name="P12"><text:span text:style-name="T1">Done.</text:span></text:p></office:annotation>Prepopulate the table with<office:annotation-end office:name="__Annotation__586_621375973"/> </text:p>
                      <text:list>
                        <text:list-item>
                          <text:p text:style-name="P11">Mustang (Ford)</text:p>
                        </text:list-item>
                        <text:list-item>
                          <text:p text:style-name="P11">Corvette (Chevrolet)</text:p>
                        </text:list-item>
                        <text:list-item>
                          <text:p text:style-name="P11">Charger (Dodge)</text:p>
                        </text:list-item>
                      </text:list>
                    </text:list-item>
                  </text:list>
                </text:list-item>
                <text:list-item>
                  <text:p text:style-name="P8"><office:annotation office:name="__Annotation__371_621375973"><dc:creator>Michael Powell</dc:creator><dc:date>2017-02-10T12:09:16.35</dc:date><text:p text:style-name="P12"><text:span text:style-name="T1">Calling “Color”, “Paint” instead to avoid confusion with underlying .NET framework.</text:span></text:p></office:annotation>Color - Make this a drop down list<office:annotation-end office:name="__Annotation__371_621375973"/> </text:p>
                  <text:list>
                    <text:list-item>
                      <text:p text:style-name="P10">Get list items from a table</text:p>
                    </text:list-item>
                    <text:list-item>
                      <text:p text:style-name="P10"><office:annotation office:name="__Annotation__567_621375973"><dc:creator>Michael Powell</dc:creator><dc:date>2017-02-10T23:06:23.35</dc:date><text:p text:style-name="P12"><text:span text:style-name="T1">Done. Could run with something like Entity Framework default values, but this will work for now.</text:span></text:p></office:annotation>Prepopulate the table with<office:annotation-end office:name="__Annotation__567_621375973"/></text:p>
                      <text:list>
                        <text:list-item>
                          <text:p text:style-name="P11">White</text:p>
                        </text:list-item>
                        <text:list-item>
                          <text:p text:style-name="P11">Red</text:p>
                        </text:list-item>
                        <text:list-item>
                          <text:p text:style-name="P11">Blue</text:p>
                        </text:list-item>
                        <text:list-item>
                          <text:p text:style-name="P11">Black</text:p>
                        </text:list-item>
                        <text:list-item>
                          <text:p text:style-name="P11">Green</text:p>
                        </text:list-item>
                      </text:list>
                    </text:list-item>
                  </text:list>
                </text:list-item>
                <text:list-item>
                  <text:p text:style-name="P8"><office:annotation office:name="__Annotation__696_621375973"><dc:creator>Michael Powell</dc:creator><dc:date>2017-02-10T23:16:08.36</dc:date><text:p text:style-name="P12"><text:span text:style-name="T1">Okay.</text:span></text:p></office:annotation>Miles – Make this field take numeric input only<office:annotation-end office:name="__Annotation__696_621375973"/></text:p>
                </text:list-item>
                <text:list-item>
                  <text:p text:style-name="P8"><office:annotation office:name="__Annotation__721_621375973"><dc:creator>Michael Powell</dc:creator><dc:date>2017-02-10T23:16:19.36</dc:date><text:p text:style-name="P12"><text:span text:style-name="T1">Okay.</text:span></text:p></office:annotation>Description<office:annotation-end office:name="__Annotation__721_621375973"/></text:p>
                </text:list-item>
              </text:list>
            </text:list-item>
          </text:list>
        </text:list-item>
        <text:list-item>
          <text:p text:style-name="P5"><office:annotation office:name="__Annotation__510_621375973"><dc:creator>Michael Powell</dc:creator><dc:date>2017-02-10T19:24:09.36</dc:date><text:p text:style-name="P12"><text:span text:style-name="T1">Done. TBD re: Identity.</text:span></text:p></office:annotation>Use the option for Individual Accounts when creating the project<office:annotation-end office:name="__Annotation__510_621375973"/></text:p>
        </text:list-item>
        <text:list-item>
          <text:p text:style-name="P5">Anywhere users have to enter Year, Make, and Model, use drop down lists</text:p>
        </text:list-item>
        <text:list-item>
          <text:p text:style-name="P5"><office:annotation office:name="__Annotation__137_523900136"><dc:creator>Michael Powell</dc:creator><dc:date>2017-02-15T21:38:41.65</dc:date><text:p text:style-name="P13"><text:span text:style-name="T2">Complete on all counts. Not really adding a page, per se, so much as presenting a jQuery widget/dialog. Regardless, the goal is accomplished, and with more user experience efficacy.</text:span></text:p></office:annotation>Build the following pages<office:annotation-end office:name="__Annotation__137_523900136"/></text:p>
          <text:list>
            <text:list-item>
              <text:p text:style-name="P7">A page to list all vehicles</text:p>
              <text:list>
                <text:list-item>
                  <text:p text:style-name="P8">Anonymous users can access the list</text:p>
                </text:list-item>
              </text:list>
            </text:list-item>
            <text:list-item>
              <text:p text:style-name="P7">A page to create a new vehicle</text:p>
              <text:list>
                <text:list-item>
                  <text:p text:style-name="P8">Only allow authenticated users to create a vehicle </text:p>
                </text:list-item>
              </text:list>
            </text:list-item>
            <text:list-item>
              <text:p text:style-name="P7"><text:bookmark text:name="_gjdgxs"/>A page to edit a Vehicle</text:p>
              <text:list>
                <text:list-item>
                  <text:p text:style-name="P8">Only allow authenticated users to edit a vehicle</text:p>
                </text:list-item>
              </text:list>
            </text:list-item>
            <text:list-item>
              <text:p text:style-name="P7">A page to delete a Vehicle</text:p>
              <text:list>
                <text:list-item>
                  <text:p text:style-name="P8"><text:soft-page-break/>Only allow authenticated users to delete a vehicle</text:p>
                </text:list-item>
              </text:list>
            </text:list-item>
          </text:list>
        </text:list-item>
        <text:list-item>
          <text:p text:style-name="P5"><office:annotation office:name="__Annotation__135_727319082"><dc:creator>Michael Powell</dc:creator><dc:date>2017-02-14T10:46:11.37</dc:date><text:p text:style-name="P12"><text:span text:style-name="T1">After review of the domain model, and given how the database references are designed, this is the only way it makes sense to do so.</text:span></text:p></office:annotation>Bonus<office:annotation-end office:name="__Annotation__135_727319082"/></text:p>
          <text:list>
            <text:list-item>
              <text:p text:style-name="P7">Make Year, Make, Model drop down lists cascading dropdowns on the screen for creating vehicles.</text:p>
              <text:list>
                <text:list-item>
                  <text:p text:style-name="P8"><office:annotation office:name="__Annotation__198_523900136"><dc:creator>Michael Powell</dc:creator><dc:date>2017-02-15T21:39:46.99</dc:date><text:p text:style-name="P13"><text:span text:style-name="T2">As it turns out, this just naturally occurs with a well thought through domain model and/or database schema.</text:span></text:p></office:annotation>Selecting a year results in the Makes list containing only Makes for Vehicles with the chosen year.<office:annotation-end office:name="__Annotation__198_523900136"/></text:p>
                </text:list-item>
                <text:list-item>
                  <text:p text:style-name="P9">Selecting a Make results in the Models list containing only Models for the selected Make.</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111in" fo:line-height="108%"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2-15T21:40:07.07</dc:date>
    <dc:creator>Michael Powell</dc:creator>
    <meta:editing-duration>PT22H54M42S</meta:editing-duration>
    <meta:editing-cycles>18</meta:editing-cycles>
    <meta:document-statistic meta:table-count="0" meta:image-count="0" meta:object-count="0" meta:page-count="3" meta:paragraph-count="50" meta:word-count="360" meta:character-count="1763"/>
  </office:meta>
</office:document-meta>
</file>